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style:contextual-spacing="false"/>
      <style:text-properties fo:language="it" fo:country="IT" style:text-underline-style="solid" style:text-underline-width="auto" style:text-underline-color="font-color" officeooo:paragraph-rsid="000aff7b"/>
    </style:style>
    <style:style style:name="P2" style:family="paragraph" style:parent-style-name="Standard">
      <style:paragraph-properties loext:contextual-spacing="false" fo:margin-top="0cm" fo:margin-bottom="0cm" style:contextual-spacing="false"/>
      <style:text-properties fo:language="it" fo:country="IT" style:text-underline-style="solid" style:text-underline-width="auto" style:text-underline-color="font-color" officeooo:rsid="000aff7b" officeooo:paragraph-rsid="00349d35"/>
    </style:style>
    <style:style style:name="P3" style:family="paragraph" style:parent-style-name="Standard">
      <style:paragraph-properties loext:contextual-spacing="false" fo:margin-top="0cm" fo:margin-bottom="0cm" style:contextual-spacing="false"/>
      <style:text-properties fo:language="it" fo:country="IT"/>
    </style:style>
    <style:style style:name="P4" style:family="paragraph" style:parent-style-name="Standard">
      <style:paragraph-properties loext:contextual-spacing="false" fo:margin-top="0cm" fo:margin-bottom="0cm" style:contextual-spacing="false"/>
      <style:text-properties fo:language="it" fo:country="IT" fo:font-weight="bold" style:font-weight-asian="bold"/>
    </style:style>
    <style:style style:name="P5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0aff7b"/>
    </style:style>
    <style:style style:name="P6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bold" officeooo:rsid="002b3885" officeooo:paragraph-rsid="002b3885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bold" officeooo:rsid="000d9e6f" officeooo:paragraph-rsid="00120d5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0986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42d7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7449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7b01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0f52d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0aff7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191e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848d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4d43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ac587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d961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3324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2848df" officeooo:paragraph-rsid="003453d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0c8fd0"/>
    </style:style>
    <style:style style:name="P22" style:family="paragraph" style:parent-style-name="Standard">
      <style:paragraph-properties loext:contextual-spacing="false" fo:margin-top="0cm" fo:margin-bottom="0cm" style:contextual-spacing="false" fo:text-align="start" style:justify-single-word="false"/>
      <style:text-properties fo:language="it" fo:country="IT" officeooo:paragraph-rsid="000c8fd0"/>
    </style:style>
    <style:style style:name="P23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normal" officeooo:rsid="000d9e6f" officeooo:paragraph-rsid="000c8fd0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normal" officeooo:rsid="0010986f" officeooo:paragraph-rsid="0027449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normal" officeooo:rsid="0027b01e" officeooo:paragraph-rsid="0027b01e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officeooo:rsid="0027b01e" officeooo:paragraph-rsid="0027b01e" style:font-style-asian="italic" style:font-style-complex="italic"/>
    </style:style>
    <style:style style:name="P27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bold" officeooo:rsid="000d9e6f" officeooo:paragraph-rsid="000f52dc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bold" officeooo:rsid="000d9e6f" officeooo:paragraph-rsid="0014d43f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0986f"/>
    </style:style>
    <style:style style:name="P30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0f52dc"/>
    </style:style>
    <style:style style:name="P31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27b01e"/>
    </style:style>
    <style:style style:name="P32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2026cb"/>
    </style:style>
    <style:style style:name="P33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2848df"/>
    </style:style>
    <style:style style:name="P34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34c62"/>
    </style:style>
    <style:style style:name="P35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4d43f"/>
    </style:style>
    <style:style style:name="P36" style:family="paragraph" style:parent-style-name="Standard">
      <style:paragraph-properties loext:contextual-spacing="false" fo:margin-top="0cm" fo:margin-bottom="0cm" style:contextual-spacing="false"/>
      <style:text-properties fo:language="it" fo:country="IT" fo:font-weight="normal" officeooo:rsid="0015e3a2" officeooo:paragraph-rsid="0015e3a2" style:font-weight-asian="normal" style:font-weight-complex="normal"/>
    </style:style>
    <style:style style:name="P37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ac587"/>
    </style:style>
    <style:style style:name="P38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2231b1"/>
    </style:style>
    <style:style style:name="P39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e5817"/>
    </style:style>
    <style:style style:name="P40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rsid="000c8fd0" officeooo:paragraph-rsid="000aff7b"/>
    </style:style>
    <style:style style:name="P41" style:family="paragraph" style:parent-style-name="Heading_20_1">
      <style:paragraph-properties loext:contextual-spacing="false" fo:margin-top="0.706cm" fo:margin-bottom="0.529cm" style:contextual-spacing="false"/>
      <style:text-properties fo:language="it" fo:country="IT" style:text-underline-style="solid" style:text-underline-width="auto" style:text-underline-color="font-color" officeooo:rsid="000aff7b" officeooo:paragraph-rsid="000aff7b"/>
    </style:style>
    <style:style style:name="P42" style:family="paragraph" style:parent-style-name="Heading_20_1">
      <style:paragraph-properties loext:contextual-spacing="false" fo:margin-top="0.706cm" fo:margin-bottom="0.529cm" style:contextual-spacing="false"/>
      <style:text-properties fo:language="it" fo:country="IT"/>
    </style:style>
    <style:style style:name="P43" style:family="paragraph" style:parent-style-name="Heading_20_1">
      <style:paragraph-properties loext:contextual-spacing="false" fo:margin-top="0.706cm" fo:margin-bottom="0.529cm" style:contextual-spacing="false"/>
      <style:text-properties fo:language="it" fo:country="IT" officeooo:rsid="000aff7b" officeooo:paragraph-rsid="000aff7b"/>
    </style:style>
    <style:style style:name="P44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/>
    </style:style>
    <style:style style:name="P45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aff7b" officeooo:paragraph-rsid="000aff7b"/>
    </style:style>
    <style:style style:name="P46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c8fd0" officeooo:paragraph-rsid="000c8fd0"/>
    </style:style>
    <style:style style:name="P47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fo:font-weight="bold" officeooo:rsid="000d9e6f" officeooo:paragraph-rsid="000f52dc" style:font-weight-asian="bold" style:font-weight-complex="bold"/>
    </style:style>
    <style:style style:name="P48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fo:font-weight="bold" officeooo:rsid="00274498" officeooo:paragraph-rsid="00274498" style:font-weight-asian="bold" style:font-weight-complex="bold"/>
    </style:style>
    <style:style style:name="P49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fo:font-weight="bold" officeooo:rsid="0027b01e" officeooo:paragraph-rsid="0027b01e" style:font-weight-asian="bold" style:font-weight-complex="bold"/>
    </style:style>
    <style:style style:name="P50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d9e6f" officeooo:paragraph-rsid="000d9e6f"/>
    </style:style>
    <style:style style:name="P51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d9e6f" officeooo:paragraph-rsid="00120d57"/>
    </style:style>
    <style:style style:name="P52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d9e6f" officeooo:paragraph-rsid="00134c62"/>
    </style:style>
    <style:style style:name="P53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d9e6f" officeooo:paragraph-rsid="0014d43f"/>
    </style:style>
    <style:style style:name="P54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2848df" officeooo:paragraph-rsid="002848df"/>
    </style:style>
    <style:style style:name="P55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1ac587" officeooo:paragraph-rsid="001ac587"/>
    </style:style>
    <style:style style:name="P56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1ac587" officeooo:paragraph-rsid="001d9610"/>
    </style:style>
    <style:style style:name="P57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1ac587" officeooo:paragraph-rsid="001e5817"/>
    </style:style>
    <style:style style:name="P58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normal" officeooo:rsid="000d9e6f" officeooo:paragraph-rsid="000c8fd0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29874a" officeooo:paragraph-rsid="0045bb5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2848df" officeooo:paragraph-rsid="004bd71d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e5817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4d6b21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4d6b21"/>
    </style:style>
    <style:style style:name="P64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1ac587" officeooo:paragraph-rsid="004d6b21"/>
    </style:style>
    <style:style style:name="P65" style:family="paragraph" style:parent-style-name="Title" style:master-page-name="Standard">
      <style:paragraph-properties loext:contextual-spacing="false" fo:margin-top="0cm" fo:margin-bottom="1.058cm" style:contextual-spacing="false" style:page-number="1"/>
      <style:text-properties fo:language="it" fo:country="I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9e6f" style:font-weight-asian="bold" style:font-weight-complex="bold"/>
    </style:style>
    <style:style style:name="T4" style:family="text">
      <style:text-properties fo:font-weight="bold" officeooo:rsid="0010986f" style:font-weight-asian="bold" style:font-weight-complex="bold"/>
    </style:style>
    <style:style style:name="T5" style:family="text">
      <style:text-properties fo:font-weight="bold" officeooo:rsid="00134c62" style:font-weight-asian="bold" style:font-weight-complex="bold"/>
    </style:style>
    <style:style style:name="T6" style:family="text">
      <style:text-properties fo:font-weight="bold" officeooo:rsid="002191ee" style:font-weight-asian="bold" style:font-weight-complex="bold"/>
    </style:style>
    <style:style style:name="T7" style:family="text">
      <style:text-properties fo:font-weight="bold" officeooo:rsid="00233240" style:font-weight-asian="bold" style:font-weight-complex="bold"/>
    </style:style>
    <style:style style:name="T8" style:family="text">
      <style:text-properties fo:font-weight="bold" officeooo:rsid="0024002a" style:font-weight-asian="bold" style:font-weight-complex="bold"/>
    </style:style>
    <style:style style:name="T9" style:family="text">
      <style:text-properties fo:font-weight="bold" officeooo:rsid="00242d78" style:font-weight-asian="bold" style:font-weight-complex="bold"/>
    </style:style>
    <style:style style:name="T10" style:family="text">
      <style:text-properties fo:font-weight="bold" officeooo:rsid="0027b01e" style:font-weight-asian="bold" style:font-weight-complex="bold"/>
    </style:style>
    <style:style style:name="T11" style:family="text">
      <style:text-properties fo:font-weight="bold" officeooo:rsid="002b3885" style:font-weight-asian="bold" style:font-weight-complex="bold"/>
    </style:style>
    <style:style style:name="T12" style:family="text">
      <style:text-properties fo:font-weight="bold" officeooo:rsid="00329f8d" style:font-weight-asian="bold" style:font-weight-complex="bold"/>
    </style:style>
    <style:style style:name="T13" style:family="text">
      <style:text-properties fo:font-weight="bold" officeooo:rsid="0045bb5f" style:font-weight-asian="bold" style:font-weight-complex="bold"/>
    </style:style>
    <style:style style:name="T14" style:family="text">
      <style:text-properties fo:font-weight="bold" officeooo:rsid="004a43a2" style:font-weight-asian="bold" style:font-weight-complex="bold"/>
    </style:style>
    <style:style style:name="T15" style:family="text">
      <style:text-properties fo:font-weight="bold" officeooo:rsid="004bd71d" style:font-weight-asian="bold" style:font-weight-complex="bold"/>
    </style:style>
    <style:style style:name="T16" style:family="text">
      <style:text-properties fo:font-weight="bold" officeooo:rsid="00349d35" style:font-weight-asian="bold"/>
    </style:style>
    <style:style style:name="T17" style:family="text">
      <style:text-properties fo:font-weight="bold" officeooo:rsid="003ca453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aff7b" style:font-style-asian="italic" style:font-style-complex="italic"/>
    </style:style>
    <style:style style:name="T21" style:family="text">
      <style:text-properties fo:font-style="italic" officeooo:rsid="000d9e6f" style:font-style-asian="italic" style:font-style-complex="italic"/>
    </style:style>
    <style:style style:name="T22" style:family="text">
      <style:text-properties fo:font-style="italic" officeooo:rsid="0010986f" style:font-style-asian="italic" style:font-style-complex="italic"/>
    </style:style>
    <style:style style:name="T23" style:family="text">
      <style:text-properties fo:font-style="italic" officeooo:rsid="00134c62" style:font-style-asian="italic" style:font-style-complex="italic"/>
    </style:style>
    <style:style style:name="T24" style:family="text">
      <style:text-properties fo:font-style="italic" officeooo:rsid="002026cb" style:font-style-asian="italic" style:font-style-complex="italic"/>
    </style:style>
    <style:style style:name="T25" style:family="text">
      <style:text-properties fo:font-style="italic" officeooo:rsid="0024002a" style:font-style-asian="italic" style:font-style-complex="italic"/>
    </style:style>
    <style:style style:name="T26" style:family="text">
      <style:text-properties fo:font-style="italic" officeooo:rsid="000f52dc" style:font-style-asian="italic" style:font-style-complex="italic"/>
    </style:style>
    <style:style style:name="T27" style:family="text">
      <style:text-properties fo:font-style="italic" officeooo:rsid="00242d78" style:font-style-asian="italic" style:font-style-complex="italic"/>
    </style:style>
    <style:style style:name="T28" style:family="text">
      <style:text-properties fo:font-style="italic" officeooo:rsid="0027b01e" style:font-style-asian="italic" style:font-style-complex="italic"/>
    </style:style>
    <style:style style:name="T29" style:family="text">
      <style:text-properties fo:font-style="italic" officeooo:rsid="002b1b78" style:font-style-asian="italic" style:font-style-complex="italic"/>
    </style:style>
    <style:style style:name="T30" style:family="text">
      <style:text-properties fo:font-style="italic" officeooo:rsid="002b3885" style:font-style-asian="italic" style:font-style-complex="italic"/>
    </style:style>
    <style:style style:name="T31" style:family="text">
      <style:text-properties fo:font-style="italic" officeooo:rsid="00349d35" style:font-style-asian="italic" style:font-style-complex="italic"/>
    </style:style>
    <style:style style:name="T32" style:family="text">
      <style:text-properties fo:font-style="italic" officeooo:rsid="003ca453" style:font-style-asian="italic" style:font-style-complex="italic"/>
    </style:style>
    <style:style style:name="T33" style:family="text">
      <style:text-properties fo:font-style="italic" officeooo:rsid="0043dfde" style:font-style-asian="italic" style:font-style-complex="italic"/>
    </style:style>
    <style:style style:name="T34" style:family="text">
      <style:text-properties fo:font-style="italic" officeooo:rsid="0045bb5f" style:font-style-asian="italic" style:font-style-complex="italic"/>
    </style:style>
    <style:style style:name="T35" style:family="text">
      <style:text-properties fo:font-style="italic" officeooo:rsid="004bd71d" style:font-style-asian="italic" style:font-style-complex="italic"/>
    </style:style>
    <style:style style:name="T36" style:family="text">
      <style:text-properties fo:font-style="italic" officeooo:rsid="004d6b21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0aff7b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c0081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0d9e6f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120d5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134c62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1e5817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2026cb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0f52dc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2b3885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2db500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242d78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39d472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44ba57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bold" officeooo:rsid="000d9e6f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27b01e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24002a" style:font-style-asian="italic" style:font-weight-asian="bold" style:font-style-complex="italic" style:font-weight-complex="bold"/>
    </style:style>
    <style:style style:name="T54" style:family="text">
      <style:text-properties fo:font-style="italic" style:text-underline-style="none" fo:font-weight="normal" officeooo:rsid="000c8fd0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242d78" style:font-style-asian="italic" style:font-weight-asian="normal" style:font-style-complex="italic" style:font-weight-complex="normal"/>
    </style:style>
    <style:style style:name="T56" style:family="text">
      <style:text-properties officeooo:rsid="000aff7b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0aff7b" style:font-weight-asian="normal" style:font-weight-complex="normal"/>
    </style:style>
    <style:style style:name="T59" style:family="text">
      <style:text-properties fo:font-weight="normal" officeooo:rsid="0010986f" style:font-weight-asian="normal" style:font-weight-complex="normal"/>
    </style:style>
    <style:style style:name="T60" style:family="text">
      <style:text-properties fo:font-weight="normal" officeooo:rsid="002b3885" style:font-weight-asian="normal" style:font-weight-complex="normal"/>
    </style:style>
    <style:style style:name="T61" style:family="text">
      <style:text-properties fo:font-weight="normal" officeooo:rsid="002f9b50" style:font-weight-asian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349d35" style:font-style-asian="normal" style:font-style-complex="normal"/>
    </style:style>
    <style:style style:name="T64" style:family="text">
      <style:text-properties fo:font-style="normal" officeooo:rsid="004a43a2" style:font-style-asian="normal" style:font-style-complex="normal"/>
    </style:style>
    <style:style style:name="T65" style:family="text">
      <style:text-properties fo:font-style="normal" fo:font-weight="bold" officeooo:rsid="000aff7b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0c0081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0c8fd0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0d9e6f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120d57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134c62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14d43f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e5817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2026cb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2231b1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242d78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2848df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b3885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2db500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49d3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36529e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39d472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3ca453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44ba57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4a43a2" style:font-style-asian="normal" style:font-weight-asian="bold" style:font-style-complex="normal" style:font-weight-complex="bold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ff7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c0081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c8fd0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d9e6f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f52d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120d5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134c62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1e581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026cb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42d78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10986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848df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2db50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2f9b50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349d35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36529e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39d472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ca453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2b3885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4563a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c8fd0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d9e6f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bold" officeooo:rsid="000d9e6f" style:font-style-asian="normal" style:font-weight-asian="bold" style:font-style-complex="normal" style:font-weight-complex="bold"/>
    </style:style>
    <style:style style:name="T109" style:family="text">
      <style:text-properties officeooo:rsid="000d9e6f"/>
    </style:style>
    <style:style style:name="T110" style:family="text">
      <style:text-properties officeooo:rsid="000f52dc"/>
    </style:style>
    <style:style style:name="T111" style:family="text">
      <style:text-properties officeooo:rsid="0010986f"/>
    </style:style>
    <style:style style:name="T112" style:family="text">
      <style:text-properties officeooo:rsid="00120d57"/>
    </style:style>
    <style:style style:name="T113" style:family="text">
      <style:text-properties officeooo:rsid="00134c62"/>
    </style:style>
    <style:style style:name="T114" style:family="text">
      <style:text-properties officeooo:rsid="0014d43f"/>
    </style:style>
    <style:style style:name="T115" style:family="text">
      <style:text-properties officeooo:rsid="00152e53"/>
    </style:style>
    <style:style style:name="T116" style:family="text">
      <style:text-properties officeooo:rsid="001d9610"/>
    </style:style>
    <style:style style:name="T117" style:family="text">
      <style:text-properties officeooo:rsid="0024002a"/>
    </style:style>
    <style:style style:name="T118" style:family="text">
      <style:text-properties officeooo:rsid="00242d78"/>
    </style:style>
    <style:style style:name="T119" style:family="text">
      <style:text-properties officeooo:rsid="0027b01e"/>
    </style:style>
    <style:style style:name="T120" style:family="text">
      <style:text-properties officeooo:rsid="002b3885"/>
    </style:style>
    <style:style style:name="T121" style:family="text">
      <style:text-properties officeooo:rsid="00329f8d"/>
    </style:style>
    <style:style style:name="T122" style:family="text">
      <style:text-properties officeooo:rsid="00349d35"/>
    </style:style>
    <style:style style:name="T123" style:family="text">
      <style:text-properties officeooo:rsid="0040a30e"/>
    </style:style>
    <style:style style:name="T124" style:family="text">
      <style:text-properties officeooo:rsid="00423665"/>
    </style:style>
    <style:style style:name="T125" style:family="text">
      <style:text-properties officeooo:rsid="0044ba57"/>
    </style:style>
    <style:style style:name="T126" style:family="text">
      <style:text-properties officeooo:rsid="0045bb5f"/>
    </style:style>
    <style:style style:name="T127" style:family="text">
      <style:text-properties officeooo:rsid="0048a61c"/>
    </style:style>
    <style:style style:name="T128" style:family="text">
      <style:text-properties officeooo:rsid="004a43a2"/>
    </style:style>
    <style:style style:name="T129" style:family="text">
      <style:text-properties officeooo:rsid="004a56d7"/>
    </style:style>
    <style:style style:name="T130" style:family="text">
      <style:text-properties officeooo:rsid="004b5215"/>
    </style:style>
    <style:style style:name="T131" style:family="text">
      <style:text-properties officeooo:rsid="004bd71d"/>
    </style:style>
    <style:style style:name="T132" style:family="text">
      <style:text-properties officeooo:rsid="004d6b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bookmark text:name="_ytmeqpc4lzp5"/>Contratti</text:p>
      <text:p text:style-name="P41">Subset #1</text:p>
      <text:p text:style-name="P1"><text:span text:style-name="T1">Precondizione globale: </text:span>Il <text:span text:style-name="T18">Manager</text:span> <text:span text:style-name="T1">M</text:span> esiste dall’inizio del caso d’uso e resta lo stesso per tutto l’UC.</text:p>
      <text:p text:style-name="P42"><text:bookmark text:name="_21k0ugclmi3j"/>Iniziare partita</text:p>
      <text:p text:style-name="P44"><text:bookmark text:name="_96p54c7q2gdp"/>iniziaCreazionePartita(porta, parolaChiave)</text:p>
      <text:p text:style-name="P3"><text:span text:style-name="T1">Precondizioni: </text:span><text:span text:style-name="T18">porta</text:span> è un numero, <text:span text:style-name="T18">parolaChiave</text:span> è un testo. Non esistono oggetti <text:span text:style-name="T18">Server</text:span></text:p>
      <text:p text:style-name="P3"><text:span text:style-name="T1">Postcondizioni</text:span>: viene creato un oggetto <text:span text:style-name="T18">Server</text:span> con attributi pari ai parametri dell’operazione.</text:p>
      <text:p text:style-name="P3"/>
      <text:p text:style-name="P44"><text:bookmark text:name="_tg1ln8koj97h"/>creaPartita(robodromo, nMaxGiocatori, nRobotPerGiocatore, condizioneFinePartita, upgradeInizialiSiONo)</text:p>
      <text:p text:style-name="P3"><text:span text:style-name="T1">Precondizioni: </text:span>esiste un oggetto <text:span text:style-name="T18">Server </text:span><text:span text:style-name="T1">S</text:span>, <text:span text:style-name="T18">robodromo</text:span> è un testo che identifica un tipo di robodromo, <text:span text:style-name="T18">nMaxGiocatori </text:span>e <text:span text:style-name="T18">nRobotPerGiocatore </text:span>sono numeri, <text:span text:style-name="T18">condizioneFinePartita</text:span> è uno fra <text:span text:style-name="T1">primo, primi3, tutti</text:span>, <text:span text:style-name="T18">upgradeInizialiSiONo</text:span> è <text:span text:style-name="T1">sì</text:span> oppure <text:span text:style-name="T1">no</text:span>.</text:p>
      <text:p text:style-name="P3"/>
      <text:p text:style-name="P3"><text:span text:style-name="T1">Postcondizioni</text:span>: viene creato un oggetto <text:span text:style-name="T18">Partita </text:span><text:span text:style-name="T1">P</text:span> con attributi <text:span text:style-name="T18">nMaxGiocatori, nRobotPerGiocatore, condizioneFinePartita</text:span> e <text:span text:style-name="T18">upgradeInizialiSiONo</text:span> pari ai parametri omonimi dell’operazione, e <text:span text:style-name="T18">avviataSiONo</text:span> = <text:span text:style-name="T1">no.</text:span></text:p>
      <text:p text:style-name="P3"><text:span text:style-name="T1">P </text:span>viene associata al <text:span text:style-name="T18">Server</text:span> <text:span text:style-name="T1">S</text:span>.</text:p>
      <text:p text:style-name="P3">Il <text:span text:style-name="T18">Manager</text:span> <text:span text:style-name="T1">M</text:span> <text:span text:style-name="T18">crea</text:span> <text:span text:style-name="T1">P</text:span>.</text:p>
      <text:p text:style-name="P3">Viene creato un <text:span text:style-name="T18">Robodromo</text:span> <text:span text:style-name="T1">R</text:span> con <text:span text:style-name="T18">tipoRobodromo</text:span> pari al parametro <text:span text:style-name="T18">robodromo</text:span>, e <text:span text:style-name="T1">P</text:span> <text:span text:style-name="T18">ha</text:span> <text:span text:style-name="T1">R</text:span>.</text:p>
      <text:p text:style-name="P3">Vengono creati <text:span text:style-name="T18">n</text:span> (vedi <text:span text:style-name="T1">regole di business</text:span>) <text:span text:style-name="T18">Robot</text:span> <text:span text:style-name="T18">disponibili in </text:span><text:span text:style-name="T1">P</text:span> con <text:span text:style-name="T18">nome </text:span>e <text:span text:style-name="T18">colore</text:span> come da <text:span text:style-name="T1">regole di business</text:span>.</text:p>
      <text:p text:style-name="P44"><text:bookmark text:name="_m74y9hral7l9"/>avviaPartita( )</text:p>
      <text:p text:style-name="P3"><text:span text:style-name="T1">Precondizioni: </text:span>Esiste una partita <text:span text:style-name="T1">P </text:span>con <text:span text:style-name="T18">avviataSiONo</text:span> = <text:span text:style-name="T1">no. </text:span>i <text:span text:style-name="T18">partecipanti</text:span> di <text:span text:style-name="T1">P </text:span>sono almeno 2 e non più di <text:span text:style-name="T18">nMaxGiocatori </text:span>di <text:span text:style-name="T1">P</text:span>. Sul <text:span text:style-name="T18">Robodromo </text:span>di <text:span text:style-name="T1">P</text:span> <text:span text:style-name="T18">gareggiano</text:span> almeno 2 <text:span text:style-name="T18">Robot. </text:span>Ciascun <text:span text:style-name="T18">Giocatore </text:span>che <text:span text:style-name="T18">partecipa</text:span> a <text:span text:style-name="T1">P </text:span><text:span text:style-name="T18">controlla</text:span> al massimo <text:span text:style-name="T18">nRobotPerGiocatore</text:span> di <text:span text:style-name="T1">P</text:span>.</text:p>
      <text:p text:style-name="P4">Postcondizioni:</text:p>
      <text:p text:style-name="P3">L’attributo <text:span text:style-name="T18">avviataSiONo </text:span><text:s/>di <text:span text:style-name="T1">P</text:span> viene impostato a <text:span text:style-name="T1">sì</text:span>.</text:p>
      <text:p text:style-name="P3">Se <text:span text:style-name="T18">upgradeInizialiSiONo </text:span>in <text:span text:style-name="T1">P</text:span> è pari a <text:span text:style-name="T1">sì</text:span>, l’attributo <text:span text:style-name="T18">upgrade </text:span>di ciascun <text:span text:style-name="T18">RobotInPartita</text:span> viene assegnato come da <text:span text:style-name="T1">regole di business. </text:span></text:p>
      <text:p text:style-name="P44"><text:bookmark text:name="_5f2soxqgket"/>annullaPartita( )</text:p>
      <text:p text:style-name="P3"><text:span text:style-name="T1">Precondizioni: </text:span>Esiste una partita <text:span text:style-name="T1">P </text:span>con <text:span text:style-name="T18">avviataSiONo</text:span> = <text:span text:style-name="T1">no.</text:span> </text:p>
      <text:p text:style-name="P3"><text:span text:style-name="T1">Postcondizioni: </text:span>Vengono eliminati: l’oggetto<text:span text:style-name="T1"> P</text:span>, il suo <text:span text:style-name="T18">Robodromo </text:span>(con eventuali <text:span text:style-name="T18">Robot</text:span> che <text:span text:style-name="T18">gareggiano</text:span> su di esso), il suo <text:span text:style-name="T18">Server</text:span>, i <text:span text:style-name="T18">Robot</text:span> <text:span text:style-name="T18">disponibili</text:span> su <text:span text:style-name="T1">P</text:span>, le <text:span text:style-name="T18">Richieste di Partecipazione</text:span> <text:span text:style-name="T18">relative </text:span>a <text:span text:style-name="T1">P</text:span>, e tutte le altre associazioni di <text:span text:style-name="T1">P</text:span>.</text:p>
      <text:p text:style-name="P42"><text:bookmark text:name="_qkqztcfop22d"/><text:soft-page-break/>Gestire richieste di partecipazione</text:p>
      <text:p text:style-name="P44"><text:bookmark text:name="_5yrf4ksqydjl"/>accettaRichiesta(richiesta, robot)</text:p>
      <text:p text:style-name="P3"><text:span text:style-name="T1">Precondizioni: </text:span>Esiste una <text:span text:style-name="T18">Partita </text:span><text:span text:style-name="T1">P</text:span> con <text:span text:style-name="T18">partecipanti</text:span> in numero inferiore a <text:span text:style-name="T18">nMaxGiocatori</text:span>.</text:p>
      <text:p text:style-name="P3"><text:span text:style-name="T18">richiesta</text:span> è una <text:span text:style-name="T18">Richiesta di Partecipazione relativa a </text:span><text:span text:style-name="T1">P</text:span>, <text:span text:style-name="T18">effettuata da</text:span> un <text:span text:style-name="T18">Giocatore</text:span> <text:span text:style-name="T1">G</text:span>, con <text:span text:style-name="T18">parolaChiave</text:span> uguale alla <text:span text:style-name="T18">parolaChiave</text:span> del <text:span text:style-name="T18">Server</text:span> associato a <text:span text:style-name="T1">P</text:span>, e con <text:span text:style-name="T18">accettataSiONo</text:span> non assegnato.</text:p>
      <text:p text:style-name="P3"><text:span text:style-name="T18">robot</text:span> è una lista di <text:span text:style-name="T18">Robot</text:span> <text:span text:style-name="T18">disponibili in </text:span><text:span text:style-name="T1">P</text:span>.</text:p>
      <text:p text:style-name="P4">Postcondizioni:</text:p>
      <text:p text:style-name="P3">Ciascun <text:span text:style-name="T18">Robot </text:span><text:span text:style-name="T1">Rb</text:span><text:span text:style-name="T18"> </text:span>nella lista <text:span text:style-name="T18">robot</text:span> <text:span text:style-name="T18">gareggia sul Robodromo </text:span><text:span text:style-name="T1">R</text:span> associato a <text:span text:style-name="T1">P</text:span> con <text:span text:style-name="T18">dockDiPartenza</text:span> assegnato come da <text:span text:style-name="T1">regole di business</text:span> e <text:span text:style-name="T1">Rb</text:span> non è più <text:span text:style-name="T18">disponibile in </text:span><text:span text:style-name="T1">P</text:span>. </text:p>
      <text:p text:style-name="P3">Il <text:span text:style-name="T18">Giocatore</text:span> <text:span text:style-name="T1">G</text:span> <text:span text:style-name="T18">partecipa </text:span>a<text:span text:style-name="T18"> </text:span><text:span text:style-name="T1">P</text:span> e <text:span text:style-name="T18">controlla</text:span> ciascun <text:span text:style-name="T18">Robot</text:span> nella lista <text:span text:style-name="T18">robot</text:span>.</text:p>
      <text:p text:style-name="P3">L’attributo <text:span text:style-name="T18">accettataSiONo</text:span> di <text:span text:style-name="T18">richiesta</text:span> viene impostato a <text:span text:style-name="T1">sì</text:span>.</text:p>
      <text:p text:style-name="P3"/>
      <text:p text:style-name="P3"/>
      <text:p text:style-name="P44"><text:bookmark text:name="_ty35vd8nwn0f"/>rifiutaRichiesta(richiesta)</text:p>
      <text:p text:style-name="P3"><text:span text:style-name="T1">Precondizioni: </text:span>Esiste una <text:span text:style-name="T18">Partita </text:span><text:span text:style-name="T1">P</text:span> con <text:span text:style-name="T18">partecipanti</text:span> in numero inferiore a <text:span text:style-name="T18">nMaxGiocatori</text:span>.</text:p>
      <text:p text:style-name="P3"><text:span text:style-name="T18">richiesta</text:span> è una <text:span text:style-name="T18">Richiesta di Partecipazione relativa a </text:span><text:span text:style-name="T1">P</text:span>, <text:span text:style-name="T18">effettuata da</text:span> un <text:span text:style-name="T18">Giocatore</text:span> <text:span text:style-name="T1">G</text:span>, con <text:span text:style-name="T18">parolaChiave</text:span> uguale alla <text:span text:style-name="T18">parolaChiave</text:span> del <text:span text:style-name="T18">Server</text:span> associato a <text:span text:style-name="T1">P</text:span>, e con <text:span text:style-name="T18">accettataSiONo</text:span> non assegnato.</text:p>
      <text:p text:style-name="P4">Postcondizioni:</text:p>
      <text:p text:style-name="P3">L’attributo <text:span text:style-name="T18">accettataSiONo</text:span> di <text:span text:style-name="T18">richiesta</text:span> viene impostato a <text:span text:style-name="T1">no</text:span>.</text:p>
      <text:p text:style-name="P4"/>
      <text:p text:style-name="P3"/>
      <text:p text:style-name="P41">Subset #2</text:p>
      <text:p text:style-name="P2"><text:span text:style-name="T16">Precondizione globale:</text:span><text:span text:style-name="T122"> esiste un </text:span><text:span text:style-name="T31">giocatore</text:span><text:span text:style-name="T63"> </text:span><text:span text:style-name="T79">G</text:span><text:span text:style-name="T100"> dall’inizio</text:span><text:span text:style-name="T122"> del caso d’uso e resta lo stesso per tutto l’UC.</text:span></text:p>
      <text:p text:style-name="P43">Allenarsi </text:p>
      <text:p text:style-name="P45">iniziaAllenamento()</text:p>
      <text:p text:style-name="P5"><text:span text:style-name="T1">Precondizioni: </text:span><text:span text:style-name="T38"><text:s/></text:span><text:span text:style-name="T65">G </text:span><text:span text:style-name="T86">vuole iniziare un nuovo </text:span><text:span text:style-name="T38">Allenamento </text:span><text:span text:style-name="T65">A.</text:span></text:p>
      <text:p text:style-name="P5"><text:span text:style-name="T1">Postcondizioni: </text:span><text:span text:style-name="T58">Viene creato un oggetto</text:span><text:span text:style-name="T56"> </text:span><text:span text:style-name="T20">Allenamento </text:span><text:span text:style-name="T65">A </text:span><text:span text:style-name="T88">c</text:span><text:span text:style-name="T87">on attibuto </text:span><text:span text:style-name="T39">inPusaSiONo </text:span><text:span text:style-name="T87">settato a </text:span><text:span text:style-name="T80">NO</text:span><text:span text:style-name="T66">. </text:span><text:span text:style-name="T67">G </text:span><text:span text:style-name="T88">è in possesso di una lista di </text:span><text:span text:style-name="T101">tipi di </text:span><text:span text:style-name="T88">robodromi disponibil</text:span><text:span text:style-name="T101">i</text:span><text:span text:style-name="T88">.</text:span></text:p>
      <text:p text:style-name="P40"/>
      <text:p text:style-name="P46">sceltaRobodromo(robodromo)</text:p>
      <text:p text:style-name="P21"><text:span text:style-name="T1">Precondizioni: </text:span><text:span text:style-name="T67">G </text:span><text:span text:style-name="T88"><text:s/>possiede una lista <text:s/></text:span><text:span text:style-name="T67">L </text:span><text:span text:style-name="T88">di </text:span><text:span text:style-name="T95">tipi di </text:span><text:span text:style-name="T88">robodromi. </text:span></text:p>
      <text:p text:style-name="P22"><text:span text:style-name="T55">tipoR</text:span><text:span text:style-name="T54">obo </text:span><text:span text:style-name="T106">è un </text:span><text:span text:style-name="T107">elemento scelto da </text:span><text:span text:style-name="T108">G </text:span><text:span text:style-name="T107"><text:s/>dalla lista </text:span><text:span text:style-name="T108">L</text:span><text:span text:style-name="T107">.</text:span></text:p>
      <text:p text:style-name="P21"><text:span text:style-name="T66">Postcondizioni: </text:span><text:span text:style-name="T89">viene creato un oggetto </text:span><text:span text:style-name="T40">robodromo </text:span><text:span text:style-name="T68">R. </text:span><text:span text:style-name="T89">l’attributo </text:span><text:span text:style-name="T40">tipoRobodromo</text:span><text:span text:style-name="T89"> </text:span><text:span text:style-name="T102">di </text:span><text:span text:style-name="T81">R</text:span><text:span text:style-name="T89"> viene settato con il parametro </text:span><text:span text:style-name="T49">t</text:span><text:span text:style-name="T48">ipoR</text:span><text:span text:style-name="T40">obo.</text:span></text:p>
      <text:p text:style-name="P23"/>
      <text:p text:style-name="P23"/>
      <text:p text:style-name="P47"><text:soft-page-break/><text:span text:style-name="T110">RichiediPoolIstruzioni</text:span>()</text:p>
      <text:p text:style-name="P29"><text:span text:style-name="T1">Precondizioni: </text:span><text:span text:style-name="T82">-</text:span></text:p>
      <text:p text:style-name="P8"><text:span text:style-name="T3">Postcondizioni:</text:span><text:span text:style-name="T51"> </text:span><text:span text:style-name="T4">G</text:span><text:span text:style-name="T111"> possiede una lista di </text:span><text:span text:style-name="T22">schede istruzione</text:span></text:p>
      <text:p text:style-name="P47"/>
      <text:p text:style-name="P47"><text:span text:style-name="T118">creaListaIstruzioni</text:span>()</text:p>
      <text:p text:style-name="P30"><text:span text:style-name="T1">Precondizioni: </text:span><text:span text:style-name="T17">-</text:span></text:p>
      <text:p text:style-name="P9"><text:span text:style-name="T3">Postcondizioni:</text:span><text:span text:style-name="T51"> </text:span><text:span text:style-name="T110">viene creato un oggetto </text:span><text:span text:style-name="T26">Programma</text:span><text:span text:style-name="T110"> </text:span><text:span text:style-name="T9">P </text:span><text:span text:style-name="T110">di </text:span><text:span text:style-name="T27">Robot</text:span><text:span text:style-name="T21"> In Allenamento </text:span><text:span text:style-name="T3">RA. </text:span></text:p>
      <text:p text:style-name="P9"><text:span text:style-name="T4">P</text:span><text:span text:style-name="T9"> </text:span><text:span text:style-name="T118">è</text:span><text:span text:style-name="T4"> </text:span><text:span text:style-name="T111">assegnato a </text:span><text:span text:style-name="T4">RA. </text:span></text:p>
      <text:p text:style-name="P48">aggiugiIstruzione(istr)</text:p>
      <text:p text:style-name="P31"><text:span text:style-name="T1">Precondizioni: </text:span><text:span text:style-name="T89">Esiste un</text:span><text:span text:style-name="T68"> </text:span><text:span text:style-name="T45">Programma</text:span><text:span text:style-name="T90"> </text:span><text:span text:style-name="T75">P.</text:span><text:span text:style-name="T96"><text:tab/></text:span></text:p>
      <text:p text:style-name="P26"><text:span text:style-name="T59">i</text:span><text:span text:style-name="T57">str </text:span><text:span text:style-name="T85">è una </text:span><text:span text:style-name="T57">scheda istruzione.</text:span></text:p>
      <text:p text:style-name="P10"><text:span text:style-name="T3">Postcondizioni</text:span><text:span text:style-name="T51">: </text:span><text:span text:style-name="T119">viene aggiunta </text:span><text:span text:style-name="T28">istr</text:span><text:span text:style-name="T10"> </text:span><text:span text:style-name="T119"><text:s/>alla lista di schede istruzione di </text:span><text:span text:style-name="T10">P.</text:span></text:p>
      <text:p text:style-name="P24"/>
      <text:p text:style-name="P49">eliminaIstruzione(istr)</text:p>
      <text:p text:style-name="P31"><text:span text:style-name="T1">Precondizioni: </text:span><text:span text:style-name="T89">Esiste un</text:span><text:span text:style-name="T68"> </text:span><text:span text:style-name="T45">Programma</text:span><text:span text:style-name="T90"> </text:span><text:span text:style-name="T75">P.</text:span><text:span text:style-name="T96"><text:tab/></text:span></text:p>
      <text:p text:style-name="P26"><text:span text:style-name="T59">i</text:span><text:span text:style-name="T57">str </text:span><text:span text:style-name="T85">è una </text:span><text:span text:style-name="T57">scheda istruzione.</text:span></text:p>
      <text:p text:style-name="P11"><text:span text:style-name="T3">Postcondizioni</text:span><text:span text:style-name="T51">: </text:span><text:span text:style-name="T119">viene eliminata dalla lista di </text:span><text:span text:style-name="T28">scheda di </text:span><text:span text:style-name="T52">P </text:span><text:span text:style-name="T28">istr.</text:span></text:p>
      <text:p text:style-name="P25"/>
      <text:p text:style-name="P49">modificaOrdineIstr(istr1, istr2)</text:p>
      <text:p text:style-name="P31"><text:span text:style-name="T1">Precondizioni: </text:span><text:span text:style-name="T89">Esiste un</text:span><text:span text:style-name="T68"> </text:span><text:span text:style-name="T45">Programma</text:span><text:span text:style-name="T90"> </text:span><text:span text:style-name="T75">P.</text:span><text:span text:style-name="T96"><text:tab/></text:span></text:p>
      <text:p text:style-name="P26"><text:span text:style-name="T59">i</text:span><text:span text:style-name="T57">str1, istr2 </text:span><text:span text:style-name="T85">sono due </text:span><text:span text:style-name="T57">scheda istruzione.</text:span></text:p>
      <text:p text:style-name="P11"><text:span text:style-name="T3">Postcondizioni:</text:span><text:span text:style-name="T51"> </text:span><text:span text:style-name="T119">vengono scambiate di posizione </text:span><text:span text:style-name="T28">istr1 e istr2</text:span><text:span text:style-name="T119"> dalla lista di </text:span><text:span text:style-name="T28">scheda di </text:span><text:span text:style-name="T52">P.</text:span></text:p>
      <text:p text:style-name="P25"/>
      <text:p text:style-name="P50">posizionaRobot(pos)</text:p>
      <text:p text:style-name="P30"><text:span text:style-name="T1">Precondizioni: </text:span><text:span text:style-name="T89">E</text:span><text:span text:style-name="T90">siste </text:span><text:span text:style-name="T40">Robot In Allenamento </text:span><text:span text:style-name="T68">RA.</text:span></text:p>
      <text:p text:style-name="P26"><text:span text:style-name="T57">Pos </text:span><text:span text:style-name="T85">è una posizione sul </text:span><text:span text:style-name="T57">robodromo.</text:span></text:p>
      <text:p text:style-name="P12"><text:span text:style-name="T3">Postcondizioni:</text:span><text:span text:style-name="T51"> <text:s/></text:span><text:span text:style-name="T109">l’attributo</text:span><text:span text:style-name="T21"> </text:span><text:span text:style-name="T28">posizione</text:span><text:span text:style-name="T32">Iniziale</text:span><text:span text:style-name="T28">SulRobodromo</text:span><text:span text:style-name="T109"> di </text:span><text:span text:style-name="T3">RA</text:span><text:span text:style-name="T109"> viene settato con il parametro </text:span><text:span text:style-name="T21">pos</text:span><text:span text:style-name="T109">.</text:span></text:p>
      <text:p text:style-name="P13"/>
      <text:p text:style-name="P51"><text:span text:style-name="T112">eseguiProgramma(</text:span>)</text:p>
      <text:p text:style-name="P32"><text:span text:style-name="T1">Precondizioni: </text:span><text:span text:style-name="T89">Esiste un Allenamento </text:span><text:span text:style-name="T68">A </text:span><text:span text:style-name="T103">che</text:span><text:span text:style-name="T92"> ha l’attributo </text:span><text:span text:style-name="T42">inPausaSiONo</text:span><text:span text:style-name="T92"> = </text:span><text:span text:style-name="T70">NO</text:span><text:span text:style-name="T68">, </text:span><text:span text:style-name="T90">esiste </text:span><text:span text:style-name="T40">Robot In Allenamento </text:span><text:span text:style-name="T68">RA </text:span><text:span text:style-name="T91">che </text:span><text:span text:style-name="T41">possiede </text:span><text:span text:style-name="T91">un </text:span><text:span text:style-name="T41">programma</text:span><text:span text:style-name="T91"> </text:span><text:span text:style-name="T69">P </text:span><text:span text:style-name="T94">con l’attributo </text:span><text:span text:style-name="T44">InEsecuzioneSiONo</text:span><text:span text:style-name="T94"> = </text:span><text:span text:style-name="T73">NO</text:span><text:span text:style-name="T89">.</text:span></text:p>
      <text:p text:style-name="P7">Postcondizioni</text:p>
      <text:p text:style-name="P20">Viene creato un oggetto <text:span text:style-name="T19">stato</text:span> iniziale <text:span text:style-name="T12">IS</text:span><text:span text:style-name="T121"> e viene aggiunto alla lista degli stati di </text:span><text:span text:style-name="T15">R</text:span><text:span text:style-name="T12">A</text:span><text:span text:style-name="T2">.</text:span></text:p>
      <text:p text:style-name="P60">L’attributo <text:span text:style-name="T19">posizioneRobot </text:span>di <text:span text:style-name="T2">IS </text:span>viene settato con l’attributo <text:span text:style-name="T19">posizione</text:span><text:span text:style-name="T32">Iniziale</text:span><text:span text:style-name="T19">SulRobodromo </text:span>di <text:span text:style-name="T2">RA</text:span> <text:span text:style-name="T131">e l'attributo </text:span><text:span text:style-name="T35">statoCorrenteSiONo = </text:span><text:span text:style-name="T15">SI</text:span><text:span text:style-name="T2">.</text:span><text:span text:style-name="T19"> </text:span></text:p>
      <text:p text:style-name="P14"><text:span text:style-name="T109">L’attributo <text:s/></text:span><text:span text:style-name="T24">InEsecuzioneSiONo</text:span><text:span text:style-name="T109"> di </text:span><text:span text:style-name="T6">P</text:span><text:span text:style-name="T109"> viene impostato a </text:span><text:span text:style-name="T5">SI</text:span><text:span text:style-name="T113">.</text:span></text:p>
      <text:p text:style-name="P13"/>
      <text:p text:style-name="P54"><text:soft-page-break/><text:span text:style-name="T123">istruzione</text:span>Successiv<text:span text:style-name="T124">a</text:span>()</text:p>
      <text:p text:style-name="P33"><text:span text:style-name="T1">Precondizioni: </text:span><text:span text:style-name="T60">esiste </text:span><text:span text:style-name="T46">un </text:span><text:span text:style-name="T50">robot in </text:span><text:span text:style-name="T46">allenamento </text:span><text:span text:style-name="T83">R</text:span><text:span text:style-name="T77">A</text:span><text:span text:style-name="T104"> </text:span><text:span text:style-name="T105">che ha</text:span><text:span text:style-name="T97"> </text:span><text:span text:style-name="T91">un </text:span><text:span text:style-name="T41">programma</text:span><text:span text:style-name="T91"> </text:span><text:span text:style-name="T69">P </text:span><text:span text:style-name="T94">con l’attributo </text:span><text:span text:style-name="T44">InEsecuzioneSiONo</text:span><text:span text:style-name="T94"> = </text:span><text:span text:style-name="T76">SI</text:span><text:span text:style-name="T89"> </text:span><text:span text:style-name="T98">e con una lista di </text:span><text:span text:style-name="T47">schede Istruzione </text:span><text:span text:style-name="T78">L</text:span><text:span text:style-name="T98">.</text:span></text:p>
      <text:p text:style-name="P15"><text:span text:style-name="T3">Postcondizioni</text:span><text:span text:style-name="T109">: </text:span></text:p>
      <text:p text:style-name="P59"><text:span text:style-name="T120">V</text:span>iene creato un nuovo <text:span text:style-name="T29">stato </text:span><text:span text:style-name="T11">S </text:span><text:span text:style-name="T120">calcolato in base </text:span><text:span text:style-name="T124">allo stato corrente </text:span><text:span text:style-name="T126">e con attributo </text:span><text:span text:style-name="T33">statoCorrenteSiONo </text:span><text:span text:style-name="T34">= </text:span><text:span text:style-name="T13">SI</text:span><text:span text:style-name="T11">.</text:span></text:p>
      <text:p text:style-name="P6">S <text:span text:style-name="T57">viene aggiunto alla lista di </text:span><text:span text:style-name="T37">stati </text:span><text:span text:style-name="T57">di </text:span><text:span text:style-name="T125">R</text:span>A.</text:p>
      <text:p text:style-name="P52"><text:span text:style-name="T113">metteInPausa(</text:span>)</text:p>
      <text:p text:style-name="P34"><text:span text:style-name="T1">Precondizioni: </text:span><text:span text:style-name="T89">Esiste un Allenamento </text:span><text:span text:style-name="T68">A</text:span><text:span text:style-name="T89"> che ha </text:span><text:span text:style-name="T92">l’attributo </text:span><text:span text:style-name="T42">inPausaSiONo</text:span><text:span text:style-name="T92"> = </text:span><text:span text:style-name="T70">NO</text:span><text:span text:style-name="T68">, </text:span><text:span text:style-name="T90">esiste </text:span><text:span text:style-name="T40">Robot In Allenamento </text:span><text:span text:style-name="T68">RA </text:span><text:span text:style-name="T91">che </text:span><text:span text:style-name="T41">possiede </text:span><text:span text:style-name="T91">un </text:span><text:span text:style-name="T41">programma</text:span><text:span text:style-name="T91"> </text:span><text:span text:style-name="T69">P</text:span><text:span text:style-name="T91"> </text:span><text:span text:style-name="T92">in esecuzione</text:span><text:span text:style-name="T68">.</text:span></text:p>
      <text:p text:style-name="P14"><text:span text:style-name="T3">Postcondizioni</text:span><text:span text:style-name="T109">: L’attributo <text:s/></text:span><text:span text:style-name="T23">inPausaSiONo</text:span><text:span text:style-name="T113"> di </text:span><text:span text:style-name="T5">A</text:span><text:span text:style-name="T113"> viene impostato a </text:span><text:span text:style-name="T5">SI</text:span><text:span text:style-name="T113"> .</text:span></text:p>
      <text:p text:style-name="P27"/>
      <text:p text:style-name="P53"><text:span text:style-name="T114">vaiAll</text:span><text:span text:style-name="T132">Istruzione</text:span><text:span text:style-name="T114">(</text:span><text:span text:style-name="T132">istruzione</text:span>)</text:p>
      <text:p text:style-name="P35"><text:span text:style-name="T1">Precondizioni: </text:span><text:span text:style-name="T89">Esiste un Allenamento </text:span><text:span text:style-name="T68">A </text:span><text:span text:style-name="T89">che</text:span><text:span text:style-name="T92"> ha l’attributo </text:span><text:span text:style-name="T42">inPausaSiONo</text:span><text:span text:style-name="T92"> = </text:span><text:span text:style-name="T71">SI</text:span><text:span text:style-name="T68">.</text:span></text:p>
      <text:p text:style-name="P36"><text:span text:style-name="T64">Esiste un robot in allenamento </text:span><text:span text:style-name="T84">RA</text:span><text:span text:style-name="T62">.</text:span></text:p>
      <text:p text:style-name="P16"><text:span text:style-name="T3">Postcondizioni</text:span><text:span text:style-name="T109">: </text:span><text:span text:style-name="T128">viene impostato lo stato corrente di </text:span><text:span text:style-name="T14">RA</text:span><text:span text:style-name="T128"> </text:span><text:span text:style-name="T130">con</text:span><text:span text:style-name="T129"> lo stato selezionato</text:span><text:span text:style-name="T115">.</text:span></text:p>
      <text:p text:style-name="P28"/>
      <text:p text:style-name="P28"/>
      <text:p text:style-name="P55">resume()</text:p>
      <text:p text:style-name="P37"><text:span text:style-name="T1">Precondizioni: </text:span><text:span text:style-name="T89">Esiste un Allenamento </text:span><text:span text:style-name="T68">A </text:span><text:span text:style-name="T92">ha l’attributo </text:span><text:span text:style-name="T42">inPausaSiONo</text:span><text:span text:style-name="T92"> = </text:span><text:span text:style-name="T71">SI</text:span><text:span text:style-name="T68">.</text:span></text:p>
      <text:p text:style-name="P17"><text:span text:style-name="T3">Postcondizioni</text:span><text:span text:style-name="T51">: </text:span><text:span text:style-name="T109">L’attributo </text:span><text:span text:style-name="T23">inPausaSiONo</text:span><text:span text:style-name="T109"> di </text:span><text:span text:style-name="T3">A</text:span><text:span text:style-name="T109"> viene impostato a </text:span><text:span text:style-name="T3">NO</text:span><text:span text:style-name="T109">.</text:span></text:p>
      <text:p text:style-name="P17"/>
      <text:p text:style-name="P56"><text:span text:style-name="T116">term</text:span><text:span text:style-name="T116">inaEsecuzione</text:span>()</text:p>
      <text:p text:style-name="P38"><text:span text:style-name="T1">Precondizioni: </text:span><text:span text:style-name="T89">Esiste un Allenamento </text:span><text:span text:style-name="T68">A </text:span><text:span text:style-name="T99">ed</text:span><text:span text:style-name="T68"> </text:span><text:span text:style-name="T90">esiste</text:span><text:span text:style-name="T41"> </text:span><text:span text:style-name="T91">un </text:span><text:span text:style-name="T41">programma</text:span><text:span text:style-name="T91"> </text:span><text:span text:style-name="T69">P</text:span><text:span text:style-name="T68"> </text:span><text:span text:style-name="T93">con l’attributo </text:span><text:span text:style-name="T43">inEsecuzioneSiONo</text:span><text:span text:style-name="T93"> = </text:span><text:span text:style-name="T74">SI.</text:span></text:p>
      <text:p text:style-name="P18"><text:span text:style-name="T3">Postcondizioni</text:span><text:span text:style-name="T51">: </text:span><text:span text:style-name="T120">La lista di </text:span><text:span text:style-name="T30">stati </text:span><text:span text:style-name="T120">di </text:span><text:span text:style-name="T11">A </text:span><text:span text:style-name="T127">viene</text:span><text:span text:style-name="T116"> <text:s/>impostat</text:span><text:span text:style-name="T127">a</text:span><text:span text:style-name="T116"> ai valori iniziali.</text:span></text:p>
      <text:p text:style-name="P19"><text:span text:style-name="T109">L’attributo <text:s/></text:span><text:span text:style-name="T24">InEsecuzioneSiONo</text:span><text:span text:style-name="T109"> di </text:span><text:span text:style-name="T6">P</text:span><text:span text:style-name="T109"> viene impostato a </text:span><text:span text:style-name="T7">NO</text:span><text:span text:style-name="T5">.</text:span></text:p>
      <text:p text:style-name="P18"/>
      <text:p text:style-name="P57"><text:span text:style-name="T116">terminaAllenamento</text:span>()</text:p>
      <text:p text:style-name="P39"><text:span text:style-name="T1">Precondizioni: </text:span><text:span text:style-name="T61">E</text:span><text:span text:style-name="T90">siste</text:span><text:span text:style-name="T41"> </text:span><text:span text:style-name="T91">un </text:span><text:span text:style-name="T41">programma</text:span><text:span text:style-name="T91"> </text:span><text:span text:style-name="T69">P</text:span><text:span text:style-name="T91"> </text:span><text:span text:style-name="T93">con l’attributo </text:span><text:span text:style-name="T43">inEsecuzioneSiONo</text:span><text:span text:style-name="T93"> = </text:span><text:span text:style-name="T72">NO</text:span><text:span text:style-name="T68">.</text:span></text:p>
      <text:p text:style-name="P61"><text:span text:style-name="T3">Postcondizioni</text:span><text:span text:style-name="T51">: </text:span><text:span text:style-name="T8">G</text:span><text:span text:style-name="T117"> esce dalla </text:span><text:span text:style-name="T25">modalità</text:span><text:span text:style-name="T117"> </text:span><text:span text:style-name="T25">Allenamento.</text:span></text:p>
      <text:p text:style-name="P61"><text:span text:style-name="T25"/></text:p>
      <text:p text:style-name="P64"><text:span text:style-name="T132">modificaOridineSchede</text:span>(<text:span text:style-name="T132">scheda1, scheda2</text:span>)</text:p>
      <text:p text:style-name="P63"><text:span text:style-name="T1">Precondizioni: </text:span><text:span text:style-name="T61">E</text:span><text:span text:style-name="T90">siste</text:span><text:span text:style-name="T41"> </text:span><text:span text:style-name="T91">un </text:span><text:span text:style-name="T41">programma</text:span><text:span text:style-name="T91"> </text:span><text:span text:style-name="T69">P</text:span><text:span text:style-name="T91"> </text:span><text:span text:style-name="T93">con l’attributo </text:span><text:span text:style-name="T43">inEsecuzioneSiONo</text:span><text:span text:style-name="T93"> = </text:span><text:span text:style-name="T72">NO</text:span><text:span text:style-name="T68">.</text:span></text:p>
      <text:p text:style-name="P62"><text:span text:style-name="T51">Postcondizioni: </text:span><text:span text:style-name="T53">G</text:span><text:span text:style-name="T25"> esce dalla modalità Allenamento.</text:span></text:p>
      <text:p text:style-name="P62"><text:span text:style-name="T25"/></text:p>
      <text:p text:style-name="P64"><text:span text:style-name="T132">modificaScheda</text:span>(<text:span text:style-name="T132">scheda</text:span>)</text:p>
      <text:p text:style-name="P63"><text:span text:style-name="T1">Precondizioni: </text:span><text:span text:style-name="T61">E</text:span><text:span text:style-name="T90">siste</text:span><text:span text:style-name="T41"> </text:span><text:span text:style-name="T91">un </text:span><text:span text:style-name="T41">programma</text:span><text:span text:style-name="T91"> </text:span><text:span text:style-name="T69">P</text:span><text:span text:style-name="T91"> </text:span><text:span text:style-name="T93">con l’attributo </text:span><text:span text:style-name="T43">inEsecuzioneSiONo</text:span><text:span text:style-name="T93"> = </text:span><text:span text:style-name="T72">NO</text:span><text:span text:style-name="T68">.</text:span></text:p>
      <text:p text:style-name="P62"><text:span text:style-name="T51">Postcondizioni: </text:span><text:span text:style-name="T53">G</text:span><text:span text:style-name="T25"> esce dalla modalità Allenamento.</text:span></text:p>
      <text:p text:style-name="P62"><text:span text:style-name="T25"/></text:p>
      <text:p text:style-name="P64"><text:soft-page-break/><text:span text:style-name="T132">aggiungiScheda</text:span>(<text:span text:style-name="T132">scheda</text:span>)</text:p>
      <text:p text:style-name="P63"><text:span text:style-name="T1">Precondizioni: </text:span><text:span text:style-name="T61">E</text:span><text:span text:style-name="T90">siste</text:span><text:span text:style-name="T41"> </text:span><text:span text:style-name="T91">un </text:span><text:span text:style-name="T41">programma</text:span><text:span text:style-name="T91"> </text:span><text:span text:style-name="T69">P</text:span><text:span text:style-name="T91"> </text:span><text:span text:style-name="T93">con l’attributo </text:span><text:span text:style-name="T43">inEsecuzioneSiONo</text:span><text:span text:style-name="T93"> = </text:span><text:span text:style-name="T72">NO</text:span><text:span text:style-name="T68">.</text:span></text:p>
      <text:p text:style-name="P62"><text:span text:style-name="T51">Postcondizioni: </text:span><text:span text:style-name="T53">G</text:span><text:span text:style-name="T25"> esce dalla modalità Allen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style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529cm" style:contextual-spacing="false" fo:line-height="100%" fo:keep-together="always" fo:keep-with-next="always"/>
      <style:text-properties fo:color="#00615e" style:font-name="Bitter" fo:font-size="18pt" fo:font-weight="bold" style:font-name-asian="Bitter1" style:font-size-asian="18pt" style:font-weight-asian="bold" style:font-name-complex="Bitter1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353cm" fo:margin-bottom="0.353cm" style:contextual-spacing="false" fo:line-height="100%" fo:text-align="start" style:justify-single-word="false" fo:keep-together="always" fo:keep-with-next="always"/>
      <style:text-properties fo:color="#354d51" style:font-name="Bitter" fo:font-size="14pt" fo:font-weight="bold" style:font-name-asian="Bitter1" style:font-size-asian="14pt" style:font-weight-asian="bold" style:font-name-complex="Bitter1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282cm" fo:margin-bottom="0cm" style:contextual-spacing="false" fo:line-height="100%" fo:keep-together="always" fo:keep-with-next="always"/>
      <style:text-properties fo:color="#0c3635" style:font-name="Bitter" fo:font-weight="bold" style:font-name-asian="Bitter1" style:font-weight-asian="bold" style:font-name-complex="Bitter1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282cm" fo:margin-bottom="0cm" style:contextual-spacing="false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282cm" fo:margin-bottom="0cm" style:contextual-spacing="false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282cm" fo:margin-bottom="0cm" style:contextual-spacing="false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1.058cm" style:contextual-spacing="false" fo:line-height="100%" fo:text-align="center" style:justify-single-word="false" fo:keep-together="always" fo:keep-with-next="always"/>
      <style:text-properties fo:color="#009a96" style:font-name="Audiowide" fo:font-size="36pt" style:font-name-asian="Audiowide1" style:font-size-asian="36pt" style:font-name-complex="Audiowide1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353cm" style:contextual-spacing="false" fo:line-height="100%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0.998cm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date>2017-05-16T12:36:26.33</dc:date>
    <meta:editing-duration>PT4H14M27S</meta:editing-duration>
    <meta:editing-cycles>58</meta:editing-cycles>
    <meta:document-statistic meta:table-count="0" meta:image-count="0" meta:object-count="0" meta:page-count="5" meta:paragraph-count="106" meta:word-count="965" meta:character-count="6872" meta:non-whitespace-character-count="5990"/>
  </office:meta>
</office:document-meta>
</file>